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ac7" officeooo:paragraph-rsid="00180a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ty(F./Concerned/Priestess/ThinGreasyhair) </text:p>
      <text:p text:style-name="P1">Laenaya(F./Accommodating/butcher/Good-looking) </text:p>
      <text:p text:style-name="P1">Enda(F./Sleazy/Priestess/Lanky) </text:p>
      <text:p text:style-name="P1">Aesa(F./Fussy/maidservant/ Red nose) </text:p>
      <text:p text:style-name="P1">Rime(M./Grumpy/Beggar/ Goiter) </text:p>
      <text:p text:style-name="P1">Gean(M./Amused/Herder/neat) </text:p>
      <text:p text:style-name="P1">Zak(M./Secure/Soldier/Robust) </text:p>
      <text:p text:style-name="P1">Ziva(F./ Incoherent/Stablehand/Stalwart) </text:p>
      <text:p text:style-name="P1">Samuel(M./Guilt Ridden/Buckle maker/ Has a small pet dog) </text:p>
      <text:p text:style-name="P1">Ahanna(F./Pushy/Captain of the Guard/ Stutter) </text:p>
      <text:p text:style-name="P1">Baldur(M./Bewildered/weirkeeper/ Shaved head with top knot) </text:p>
      <text:p text:style-name="P1">Eric(M./Defeated/Bookbinder/Allthumbs) </text:p>
      <text:p text:style-name="P1">Nana(F./Snob/spinster/ Birthmark, large) </text:p>
      <text:p text:style-name="P1">Pardor(M./Flashy/Jester/ No nose) </text:p>
      <text:p text:style-name="P1">Keal(M./Naïve/plowman/cross-eyed) </text:p>
      <text:p text:style-name="P1">Gnar(M./Heartless/Jailer/Darkskin) </text:p>
      <text:p text:style-name="P1">Igon(M./Loudmouth/Knight/Slim) </text:p>
      <text:p text:style-name="P1">Alaric(M./Promiscuous/Prince/ Bulbous nose) </text:p>
      <text:p text:style-name="P1">Dag(M./Quixotic/Cartwright/chubby-cheeked) </text:p>
      <text:p text:style-name="P1">Calen(M./Overbearing/Sheriff/weather-beaten face) </text:p>
      <text:p text:style-name="P1">Cevelt(M./Xenophobic/Philosopher/ Foppish) </text:p>
      <text:p text:style-name="P1">Dru(M./Heartless/Scribe/ Prominent birthmark) </text:p>
      <text:p text:style-name="P1">Poyna(F./Encouraging/Guildmaster/ Carrying a chicken) </text:p>
      <text:p text:style-name="P1">Ravenor(M./Grieving/Archer/ Flips coin) </text:p>
      <text:p text:style-name="P1">Cena(F./Positive/Prostitute/ Welts/bites all over) </text:p>
      <text:p text:style-name="P1">Ballar(M./BoastfulMarshal/Tinker/ No nose) </text:p>
      <text:p text:style-name="P1">Vina(F./Satisfied/Merchant/Curly) </text:p>
      <text:p text:style-name="P1">Junius(M./Zealot/monk/warts) </text:p>
      <text:p text:style-name="P1">Dawn(F./Grateful/spinster/ Has metal lightning bolts over ears) </text:p>
      <text:p text:style-name="P1">Fearlock(F./Troubled/Necromancer/shavenhead) </text:p>
      <text:p text:style-name="P1">Wisp(M./Scary/Warrior/Dapper) </text:p>
      <text:p text:style-name="P1">Osten(M./Nosy/Pilgrim/ Flips hair) </text:p>
      <text:p text:style-name="P1">Lob(M./Repulsive/Fishmonger/Strapping) </text:p>
      <text:p text:style-name="P1">Bennor(M./Uncooperative/bladesmith/dimple) </text:p>
      <text:p text:style-name="P1">Zana(F./Impulsive/Smith/Ravishing) </text:p>
      <text:p text:style-name="P1">Teka(F./Rowdy/Diviner/Badeyes) </text:p>
      <text:p text:style-name="P1">Jean(F./Excited/Librarian/Brown) </text:p>
      <text:p text:style-name="P1">Ament(M./Agressive/Bailiff/ Flips hair) </text:p>
      <text:p text:style-name="P1">Kens(M./Opinionated/Weaponsmith/Comely) </text:p>
      <text:p text:style-name="P1">Marli(F./Chaste/Tanner/Horrible) </text:p>
      <text:p text:style-name="P1">Sola(F./Hilarious/Clock maker/ Bad, rotten teeth) </text:p>
      <text:p text:style-name="P1">Neth(F./Scheming/Highwayman/Thin) </text:p>
      <text:p text:style-name="P1">Konil(M./Overbearing/Barkeep/a black eye) </text:p>
      <text:p text:style-name="P1">Yali(F./Scrawny/Scholar/cross-eyed) </text:p>
      <text:p text:style-name="P1">Daud(M./Grieving/landlord/ Necklace of teeth) </text:p>
      <text:p text:style-name="P1">Radcliff(M./Profane/Actor/ Welts/bites all over) </text:p>
      <text:p text:style-name="P1">Floran(F./Fake/Street kid/Burnscars) </text:p>
      <text:p text:style-name="P1">Ressa(F./Recalcitrant/Artist/ Flatulent) </text:p>
      <text:p text:style-name="P1">Woon(M./Scattered/Ratcatcher/blind in one eye) </text:p>
      <text:p text:style-name="P1"><text:soft-page-break/>Ergar(M./Crude/Sailor/Largehands) </text:p>
      <text:p text:style-name="P1">Ort(M./Fair/Clerk/ Handsome/pretty) </text:p>
      <text:p text:style-name="P1">Perle(F./Unpredictable/Vermin catcher/ Hands covered in dried blood) </text:p>
      <text:p text:style-name="P1">Bethe(F./Dreamer/Herald/ Wearing a full animal mask) </text:p>
      <text:p text:style-name="P1">Fern(F./Empathetic/Midwife/Mute) </text:p>
      <text:p text:style-name="P1">Elune(F./Chaste/Servant/ Bad, rotten teeth) </text:p>
      <text:p text:style-name="P1">Maddox(M./Insincere/Chieftain/Invidious) </text:p>
      <text:p text:style-name="P1">Enton(M./Irreverent/Jester/Albino) </text:p>
      <text:p text:style-name="P1">Arakis(M./Gloomy/Thief/ Constantly twirls hair) </text:p>
      <text:p text:style-name="P1">Dawnwind(F./Reclusive/Courtesan/ Wears eye mask) </text:p>
      <text:p text:style-name="P1">Dhyana(F./Hateful/pilgrim/ Elongated skull) </text:p>
      <text:p text:style-name="P1">Boll(M./Undisciplined/porter/ Very long fingernails) </text:p>
      <text:p text:style-name="P1">Merg(M./Busy/Judge/Gawky) </text:p>
      <text:p text:style-name="P1">Milo(M./Brazen/Hunter/Emaciated) </text:p>
      <text:p text:style-name="P1">Memla(F./Bubbly/Servant/Ghastly) </text:p>
      <text:p text:style-name="P1">Carly(F./Extreme/farmer/ Nose piercing – Bar) </text:p>
      <text:p text:style-name="P1">Garel(M./Regretful/Clergy/decorativeclothing) </text:p>
      <text:p text:style-name="P1">Ogen(M./Macho/architect/ Thin eyebrows) </text:p>
      <text:p text:style-name="P1">Dira(F./Babbling/gardner/ Withered limb) </text:p>
      <text:p text:style-name="P1">Elward(M./Childish/Page/ Piercing violet eyes) </text:p>
      <text:p text:style-name="P1">Rak(M./Annoyed/Alchemist/sunken eyes ) </text:p>
      <text:p text:style-name="P1">Laithi(F./Psychotic/Charlatan/Graceful) </text:p>
      <text:p text:style-name="P1">Uisna(F./ Brash/Illuminator/Perfumed) </text:p>
      <text:p text:style-name="P1">Julia(F./Forgetful/Chirurgeon/Bald) </text:p>
      <text:p text:style-name="P1">Tia(F./Boorish/Fighter/Middle-aged) </text:p>
      <text:p text:style-name="P1">Lin(F./Gullible/Astrologer/Skillful) </text:p>
      <text:p text:style-name="P1">Aevor(M./Generous/doctor/ Button nose) </text:p>
      <text:p text:style-name="P1">Parse(F./Weary/Courtesan/ Wears armcuffs) </text:p>
      <text:p text:style-name="P1">Carter(M./Vague/Herder/ Nose piercing – Hoop) </text:p>
      <text:p text:style-name="P1">Rayth(M./Rebellious/Aristocrat/ Constant itching) </text:p>
      <text:p text:style-name="P1">Vagor(M./Hysterical/King/Darkskin) </text:p>
      <text:p text:style-name="P1">Landrin(M./Protective/farrier/Handsome) </text:p>
      <text:p text:style-name="P1">Thog(M./Hormonal/Explorer/Mattedhair) </text:p>
      <text:p text:style-name="P1">Laner(M./Hungry/fisherman/Immaculate) </text:p>
      <text:p text:style-name="P1">Olix(M./Devoted/Page/ Square jaw) </text:p>
      <text:p text:style-name="P1">Patrel(M./Penitent/Prostitute/ Smells of pine) </text:p>
      <text:p text:style-name="P1">Relos <text:s/>(M./Refined/Blacksmith/ Elongated skull) </text:p>
      <text:p text:style-name="P1">Stil(M./Rigid/Cook/Acne) </text:p>
      <text:p text:style-name="P1">Ilene(F./Sympathetic/Miller/Buff) </text:p>
      <text:p text:style-name="P1">Kala(F./Elitist/Constable/thick eyebrows ) </text:p>
      <text:p text:style-name="P1">Leuke(M./Anxious/Groom/harelip) </text:p>
      <text:p text:style-name="P1">Tail(F./Honor Bound/Courtier/Largehands) </text:p>
      <text:p text:style-name="P1">Lor(F./Bored/Butcher/Awkward) </text:p>
      <text:p text:style-name="P1">Beltane(F./Mistrusting/mason/ Covered face with metal plate) </text:p>
      <text:p text:style-name="P1">Nolo(M./Approachable/Mercer/Repugnant) </text:p>
      <text:p text:style-name="P1">Quiad(M./Meek/Peasant/ Excessively long hair) </text:p>
      <text:p text:style-name="P1">Spask(M./Honest/Copyist/Acnescars) </text:p>
      <text:p text:style-name="P1">Vali(F./Sanguine/Lady/Smalleyes) </text:p>
      <text:p text:style-name="P1">Fizbo(M./Weary/Slave/Obese) </text:p>
      <text:p text:style-name="P1"><text:soft-page-break/>Idris(F./Eccentric/Brewer/Fat) </text:p>
      <text:p text:style-name="P1">Kirik(M./Fake/Knight/Dexterous) </text:p>
      <text:p text:style-name="P1">Mayda(F./Charismatic/Street kid/Hideous) </text:p>
      <text:p text:style-name="P1">Zere(F./Inactive/Sorceress/Skillful) </text:p>
      <text:p text:style-name="P1">Gwertra(F./Rigid/Concubine/Elderly) </text:p>
      <text:p text:style-name="P1">Xenil(F./Capable/Sailor/Good-looking) </text:p>
      <text:p text:style-name="P1">Nigel(M./Senile/Hermit/Ungainly) </text:p>
      <text:p text:style-name="P1">Morgan(M./Hostile/Wizard/Cadaverous) </text:p>
      <text:p text:style-name="P1">Weara(F./Immodest/Physician/Brawny) </text:p>
      <text:p text:style-name="P1">Farin(F./Devoted/Concubine/Badeyes) </text:p>
      <text:p text:style-name="P1">Nizra(F./Resentful/Healer/Slovenly) </text:p>
      <text:p text:style-name="P1">Red(F./Grouchy/Artisan/ Scaly skin) </text:p>
      <text:p text:style-name="P1">Yellowleaf(F./Impractical/Servant/Lovely) </text:p>
      <text:p text:style-name="P1">Berle(F./Negative/baker/ No eyebrows) </text:p>
      <text:p text:style-name="P1">Aidan(M./Frightened/porter/ Jowls) </text:p>
      <text:p text:style-name="P1">Ulror(M./Humorous/Innkeeper/Colourful) </text:p>
      <text:p text:style-name="P1">Lark(M./Ambitious/papermaker/Lively) </text:p>
      <text:p text:style-name="P1">Waste(M./Scared/Page/Attractive) </text:p>
      <text:p text:style-name="P1">Fairflank(M./Vacant/Innkeeper/MousyBlackhair) </text:p>
      <text:p text:style-name="P1">Sina(F./Hesitant/Chef/ Patching balding) </text:p>
      <text:p text:style-name="P1">Rilia(F./Receptive/Banker/ Necklace of finger bones) </text:p>
      <text:p text:style-name="P1">Hasten(M./Insistent/Minstrel/Tattoos) </text:p>
      <text:p text:style-name="P1">Jin(M./Wild/Ranger/Curly) </text:p>
      <text:p text:style-name="P1">Loine(F./Resilient/Prostitute/Strong) </text:p>
      <text:p text:style-name="P1">Moira(F./Sadistic/Painter/Coarse) </text:p>
      <text:p text:style-name="P1">Kith(F./Fierce/Crossbowman/Elegant) </text:p>
      <text:p text:style-name="P1">Yolanda(F./ Careful/Shepherd/Muscular) </text:p>
      <text:p text:style-name="P1">Elson(M./Combative/Healer/ Albino) </text:p>
      <text:p text:style-name="P1">Elo(M./Scattered/Bard/ Left handed) </text:p>
      <text:p text:style-name="P1">Caen(M./Unmotivated/gravedigger/false teeth ) </text:p>
      <text:p text:style-name="P1">Golina(F./Aspiring/Gladiator/Curlyhair) </text:p>
      <text:p text:style-name="P1">Ailion(M./Frugal/Tax Collector/ Thin eyebrows) </text:p>
      <text:p text:style-name="P1">Barim(M./Hopeless/smith/ Wears armcuffs) </text:p>
      <text:p text:style-name="P1">Freasse(F./Pacifistic/Midwife/Middle-aged) </text:p>
      <text:p text:style-name="P1">Mok(M./Humble/Bookseller/Decrepit) </text:p>
      <text:p text:style-name="P1">Falan(M./Messy/Bookbinder/Longhair) </text:p>
      <text:p text:style-name="P1">Simon(M./Bashful/Chatelaine/ Dreadlocks hair) </text:p>
      <text:p text:style-name="P1">Jayn(F./Ostentatious/innkeeper/Red) </text:p>
      <text:p text:style-name="P1">Trent(M./ Bossy/Groom/Obese) </text:p>
      <text:p text:style-name="P1">Hawkwind(F./Brave/Scout/Gingerhair) </text:p>
      <text:p text:style-name="P1">Nikki(F./Bratty/Concubine/Spare) </text:p>
      <text:p text:style-name="P1">Tyne(F./ Humble/Highwayman/neat) </text:p>
      <text:p text:style-name="P1">Wayland(M./Calculating/Peasant/Beautiful) </text:p>
      <text:p text:style-name="P1">Lorne(F./Homeless/Miller/Vivacious) </text:p>
      <text:p text:style-name="P1">Ithric(M./Nagging/Squire/Olive) </text:p>
      <text:p text:style-name="P1">Trey(M./ Hot Headed/Healer/Bushybeard) </text:p>
      <text:p text:style-name="P1">Dante(M./Amiable/Armorer/ Necklace of finger bones) </text:p>
      <text:p text:style-name="P1">Qadir(M./Sympathetic/Thief/ Labret piercing) </text:p>
      <text:p text:style-name="P1">Valacar(M./Saucy/Miner/Bald) </text:p>
      <text:p text:style-name="P1"><text:soft-page-break/>Sog(M./Belligerent/Clergy/ Hair extensively braided) </text:p>
      <text:p text:style-name="P1">Jain(F./Organized/archbishop/Blond) </text:p>
      <text:p text:style-name="P1">Lena(F./Rash/Knight/Neat) </text:p>
      <text:p text:style-name="P1">Loth(M./Awkward/Hermit/thin) </text:p>
      <text:p text:style-name="P1">Solita(F./Biter/Commander/ Albino) </text:p>
      <text:p text:style-name="P1">Hisle(F./Leader/Royal Adviser/Greyinghair) </text:p>
      <text:p text:style-name="P1">Kael(M./Curious/abbot/Adept) </text:p>
      <text:p text:style-name="P1">Nancy(F./Content/Courtesan/ Birthmark, small) </text:p>
      <text:p text:style-name="P1">Qatar(M./Neurotic/Physician/a beer belly) </text:p>
      <text:p text:style-name="P1">Yysara(F./ Careless/Slaver/Pretty) </text:p>
      <text:p text:style-name="P1">Roth(M./Apologetic/Barkeep/ Wears eye mask) </text:p>
      <text:p text:style-name="P1">Zrye(M./Hospitable/Steward/Strong) </text:p>
      <text:p text:style-name="P1">Greenbriar(M./Calm/Saddler/Smells) </text:p>
      <text:p text:style-name="P1">Abril(F./Profane/Weaver/ Birthmark, large) </text:p>
      <text:p text:style-name="P1">Yesirn(F./Scruffy/Shaman/a beer belly) </text:p>
      <text:p text:style-name="P1">Thina(F./Bold/Eunuch/Balding) </text:p>
      <text:p text:style-name="P1">Edward(M./Sarcastic/Farmer/chapped lips) </text:p>
      <text:p text:style-name="P1">Puck(M./Eccentric/Town Crier/spiky hair) </text:p>
      <text:p text:style-name="P1">Taro(M./Rough/Distiller/Attractive) </text:p>
      <text:p text:style-name="P1">Tiler(M./Ruthless/Fishmonger/Bigfeet) </text:p>
      <text:p text:style-name="P1">Tyden(M./Brainy/Hermit/Clean) </text:p>
      <text:p text:style-name="P1">Path(M./Fidgety/Weaver/ Sings to self) </text:p>
      <text:p text:style-name="P1">Venessa(F./Brilliant/Longbowman/Stubble) </text:p>
      <text:p text:style-name="P1">Alidore(M./Afraid/monk/ Sleepy) </text:p>
      <text:p text:style-name="P1">Dailia(F./Accomplished/Spicer/ Necklace of coins) </text:p>
      <text:p text:style-name="P1">Deler(M./Apathetic/Librarian/chatter) </text:p>
      <text:p text:style-name="P1">Ungon(M./Bratty/Jailer/Crookedteeth) </text:p>
      <text:p text:style-name="P1">Elora(F./Intellectual/Poet/ Sexy) </text:p>
      <text:p text:style-name="P1">Livic(F./Arrogant/Barbarian/beautiful) </text:p>
      <text:p text:style-name="P1">Adorra(F./Adventurous/poet/ Overbite) </text:p>
      <text:p text:style-name="P1">Bog(M./Suspicious/apothecary/ Wearing animal headress) </text:p>
      <text:p text:style-name="P1">Hob(F./Stern/Groom/pigtails) </text:p>
      <text:p text:style-name="P1">Wanera(F./Busy/Noble/Freckles) </text:p>
      <text:p text:style-name="P1">Lackus(M./ADHD/cheesemaker/buckteeth) </text:p>
      <text:p text:style-name="P1">Freyja(F./Flirt/Tanner/Bushymoustache) </text:p>
      <text:p text:style-name="P1">Patch(M./Fiery/Dairymaid/ No nose (prosthetic replacement)) </text:p>
      <text:p text:style-name="P1">Delaneen(F./Grumpy/Herald/ Has jaunty green hat) </text:p>
      <text:p text:style-name="P1">Galar(M./Profane/Barbarian/Overweight) </text:p>
      <text:p text:style-name="P1">Vilan(M./Imaginative/Mercer/Short) </text:p>
      <text:p text:style-name="P1">Hoel(M./Sullen/Bard/Warts) </text:p>
      <text:p text:style-name="P1">Moort(M./Sad/Hermit/Clumsy) </text:p>
      <text:p text:style-name="P1">Ceer(M./Withdrawn/pilgrim/ Spiky hair) </text:p>
      <text:p text:style-name="P1">Gibbon(M./Rational/Pilgrim/Cleanshaven) </text:p>
      <text:p text:style-name="P1">Aboloft(M./Proud/swordsmith/ Square jaw) </text:p>
      <text:p text:style-name="P1">Gweir(M./Restless/Highwayman/SilkyEarrings) </text:p>
      <text:p text:style-name="P1">Wonya(F./Impatient/Ranger/One eye) </text:p>
      <text:p text:style-name="P1">Leach(M./Angry/Cannoneer/Muscular) </text:p>
      <text:p text:style-name="P1">Kiden(M./Worldly/actor/Thin moustache ) </text:p>
      <text:p text:style-name="P1">Pereta(F./Upbeat/Viking/ Wearing animal headress) </text:p>
      <text:p text:style-name="P1"><text:soft-page-break/>Jost(M./Wishy/Washy/Frizzy) </text:p>
      <text:p text:style-name="P1">Wade(M./Immature/Monk/Active) </text:p>
      <text:p text:style-name="P1">Vrisa(F./Immaculate/Miller/Straight) </text:p>
      <text:p text:style-name="P1">Ada(F./Absent Minded/waxchandler/ Birthmark, small) </text:p>
      <text:p text:style-name="P1">Viki(F./Wanted/Man at Arms/Greying hair ) </text:p>
      <text:p text:style-name="P1">Qurak(M./Surly/Commander/ Spiky hair) </text:p>
      <text:p text:style-name="P1">Urda(F./Hurt/Jester/Croppedhair) </text:p>
      <text:p text:style-name="P1">Perder(M./Pathetic/Warlock/ Wearing a full animal mask) </text:p>
      <text:p text:style-name="P1">Pythe(F./Unbiased/Ranger/ Very long fingernails) </text:p>
      <text:p text:style-name="P1">Wolfe(M./Calm/Queen/Delicate) </text:p>
      <text:p text:style-name="P1">Pela(F./Outspoken/Wizard/ Exceptionally hairy) </text:p>
      <text:p text:style-name="P1">Tora(F./Sacrificing/Galley slave/Mute) </text:p>
      <text:p text:style-name="P1">Hobben(M./Creepy/Jester/VeryHairychest) </text:p>
      <text:p text:style-name="P1">Nassic(M./Defeated/beggar/Big feet) </text:p>
      <text:p text:style-name="P1">Raziel(M./Anti-Social/Armorer/Short) </text:p>
      <text:p text:style-name="P1">Ithlot(M./Mysterious/Orcale/Fair) </text:p>
      <text:p text:style-name="P1">Jada(F./Envious/Diviner/Spots) </text:p>
      <text:p text:style-name="P1">Brana(F./Disciplined/Knight/ Hands covered in dried blood) </text:p>
      <text:p text:style-name="P1">Nolan(M./Happy/Bard/Sickly) </text:p>
      <text:p text:style-name="P1">Sealanna(F./Guilty/Caravan Leader/ Mute) </text:p>
      <text:p text:style-name="P1">Tiaz(F./Horrible/Fisherman/Bigears) </text:p>
      <text:p text:style-name="P1">Brucius(M./Terrified/Watchman/ Wears ostentatious rings) </text:p>
      <text:p text:style-name="P1">Virde(F./Brutish/Messenger/Frizzy) </text:p>
      <text:p text:style-name="P1">Erle(M./Mad/Scavenger/Long) </text:p>
      <text:p text:style-name="P1">Fimbe(F./Dreamy/Gardener/Mattedhair) </text:p>
      <text:p text:style-name="P1">Circe(F./Matter-Of-Fact/blacksmith/ Flips coin) </text:p>
      <text:p text:style-name="P1">Eder(M./Hurt/Cowherd/ Mute) </text:p>
      <text:p text:style-name="P1">Nythil(F./Rebellious/Barmaid/Odious) </text:p>
      <text:p text:style-name="P1">Ironmark(M./Moody/Prince/) </text:p>
      <text:p text:style-name="P1">Riatha(F./Anxious/Astrologer/ Obsequious) </text:p>
      <text:p text:style-name="P1">Tethra(F./Rude/Emperor/Empress/shavenhead) </text:p>
      <text:p text:style-name="P1">Xaviar(M./Imperial/Ropemaker/Fair) </text:p>
      <text:p text:style-name="P1">Randolf(M./Gregarious/Animal handler/ Says the same one or two phrases, repeatedly) </text:p>
      <text:p text:style-name="P1">Circe(F./Disorganized/tinker/ Runny nose) </text:p>
      <text:p text:style-name="P1">Kib(M./Willing/Squire/Delicate) </text:p>
      <text:p text:style-name="P1">Mylo(M./Romantic/Weaver/Bizarre) </text:p>
      <text:p text:style-name="P1">Uri(M./Salient/Viking/Curlyhair) </text:p>
      <text:p text:style-name="P1">Og(M./Successful/Barber/ Red nose) </text:p>
      <text:p text:style-name="P1">Ellie(F./Busy/Fishmonger/ Patching balding) </text:p>
      <text:p text:style-name="P1">Talen(M./Honorable/Diplomat/Longbeard) </text:p>
      <text:p text:style-name="P1">Eamon(M./Brash/Man at arms/ Hums constantly) </text:p>
      <text:p text:style-name="P1">Fon(M./Ungrateful/Shoemaker/Nimble) </text:p>
      <text:p text:style-name="P1">Finn(M./Pious/priest/Bushybeard) </text:p>
      <text:p text:style-name="P1">Airen(F./Giggly/Peasant/ Underbite) </text:p>
      <text:p text:style-name="P1">Calla(F./Unsure/Clerk/ Excessively long hair) </text:p>
      <text:p text:style-name="P1">Belyn(F./Eloquent/Artisan/ Extremely intense) </text:p>
      <text:p text:style-name="P1">Talat(M./Romantic/Cowherd/Allthumbs) </text:p>
      <text:p text:style-name="P1">Yanan(M./ Carefree/Scrivener/Lively) </text:p>
      <text:p text:style-name="P1">Hyza(F./Loyal/Peasant/Plump) </text:p>
      <text:p text:style-name="P1"><text:soft-page-break/>Serin(F./Gullible/Chandler/ Eye is slightly off center) </text:p>
      <text:p text:style-name="P1">Letor(M./Grieving/Brewer/Pretty) </text:p>
      <text:p text:style-name="P1">Nilyn(F./Combative/Diplomat/Unkempt) </text:p>
      <text:p text:style-name="P1">Ocarin(M./Strict/Brothel keeper/ Red cheeks) </text:p>
      <text:p text:style-name="P1">Quana(F./Disinterested/Torturer/ Borderline/Attention Seeking) </text:p>
      <text:p text:style-name="P1">Gryn(M./Ruthless/Warlock/Smalleyes) </text:p>
      <text:p text:style-name="P1">Gyda(F./Bubbly/Shaman/EnthusiasticStocky/thickset) </text:p>
      <text:p text:style-name="P1">Trake(M./ Sad/Glovemaker/Burnscars) </text:p>
      <text:p text:style-name="P1">Laren(M./Amused/ragpicker/Lovely) </text:p>
      <text:p text:style-name="P1">Xanril(M./ Impotent/Scavenger/Hardy) </text:p>
      <text:p text:style-name="P1">Isaac(M./Threatening/Shepherd/Dark) </text:p>
      <text:p text:style-name="P1">Enril(M./Confused/Jailer/Large) </text:p>
      <text:p text:style-name="P1">Lahorn(M./Quick/writer/Hardy) </text:p>
      <text:p text:style-name="P1">Mask(M./Ignorant/Soldier/Homely) </text:p>
      <text:p text:style-name="P1">Otto(M./Fanatical/priest/Bushy beard ) </text:p>
      <text:p text:style-name="P1">Pine(F./Nervous/Jester/ Speaks of self in 3rd person) </text:p>
      <text:p text:style-name="P1">Uther (M./Sagely/Hunter/Cleanshaven) </text:p>
      <text:p text:style-name="P1">Vannen(F./Bright/Lady in Waiting/Smells) </text:p>
      <text:p text:style-name="P1">Olivia(F./Talkative/tailor/ Button nose) </text:p>
      <text:p text:style-name="P1">Battan(M./Malice/Guild Master/ Wears wolfskin) </text:p>
      <text:p text:style-name="P1">Pack(M./Flustered/Bandit/ Sleepy) </text:p>
      <text:p text:style-name="P1">Kargo(M./Optimistic/Emperor/Attractive) </text:p>
      <text:p text:style-name="P1">Pock(M./Dreary/Beggar/ Claw-like nails) </text:p>
      <text:p text:style-name="P1">Troy(M./Sadistic/Hearthwitch/Bushymoustache) </text:p>
      <text:p text:style-name="P1">Crede(M./Demanding/Noble/ Rash) </text:p>
      <text:p text:style-name="P1">Tellus(M./Boisterous/Domestic servant/Bald) </text:p>
      <text:p text:style-name="P1">Sinks(M./Rhetorical/Chieftain/ Left handed) </text:p>
      <text:p text:style-name="P1">Engle(M./Conceited/Clock maker/Acnescars) </text:p>
      <text:p text:style-name="P1">Ariel(F./Glamorous/Dancer/ Handsome/pretty) </text:p>
      <text:p text:style-name="P1">Derrin(M./Guilty/Apothecary/Black hair) </text:p>
      <text:p text:style-name="P1">Norv(M./Gullible/Footman/Repulsive) </text:p>
      <text:p text:style-name="P1">Ike(M./Depressed/Builder/Trim) </text:p>
      <text:p text:style-name="P1">Cern(F./Worried/Shill/ Clawed hands) </text:p>
      <text:p text:style-name="P1">Hacer(M./Classy/Merchant/Feline) </text:p>
      <text:p text:style-name="P1">Osen(M./Evasive/Innkeeper/ Constantly twirls hair) </text:p>
      <text:p text:style-name="P1">Stera(F./Homeless/Concubine/ Sexy) </text:p>
      <text:p text:style-name="P1">Varth(M./Sarcastic/Locksmith/Facialscar) </text:p>
      <text:p text:style-name="P1">Dryn(F./High/housewife/ Back is currently out) </text:p>
      <text:p text:style-name="P1">Illilorn(M./Tactful/Eunuch/Well built) </text:p>
      <text:p text:style-name="P1">Indra(F./Direct/Commander/Tall) </text:p>
      <text:p text:style-name="P1">Cheddar(M./Playful/Pickpocket/ Says the same one or two phrases, repeatedly) </text:p>
      <text:p text:style-name="P1">Edwin(M./Satisfied/Miller/ Eye is slightly off center) </text:p>
      <text:p text:style-name="P1">Kiaya(F./Playful/Cutpurse/Dainty) </text:p>
      <text:p text:style-name="P1">Evet(F./Coy/Astrologer/Longbeard) </text:p>
      <text:p text:style-name="P1">Lenny(M./Greedy/Toll Keeper/Nimble) </text:p>
      <text:p text:style-name="P1">Han(M./Clean/Bookseller/Tattoos) </text:p>
      <text:p text:style-name="P1">Abaet(F./Frantic/seamstress/ Gout) </text:p>
      <text:p text:style-name="P1">Macer(M./Instinctive/Witch/Loathsome) </text:p>
      <text:p text:style-name="P1">Jude(M./Focused./compasssmith/Straight) </text:p>
      <text:p text:style-name="P1"><text:soft-page-break/>Pearl(F./Fearless/Witch/ Wearing bearskin) </text:p>
      <text:p text:style-name="P1">Zerin(M./Sedate/Spice Merchant/Attractive) </text:p>
      <text:p text:style-name="P1">Bavmorda(F./Mysterious/Lady/ Wearing bearskin) </text:p>
      <text:p text:style-name="P1">Jacha(M./Ethical/Banker/Freckles) </text:p>
      <text:p text:style-name="P1">Quid(M./Discreet/Longbowman/ Ostentatious neck jewelry) </text:p>
      <text:p text:style-name="P1">Faver(M./Vain/Soldier/Brightblondhair) </text:p>
      <text:p text:style-name="P1">Otlen(M./Dull/harvester/ Stutter) </text:p>
      <text:p text:style-name="P1">Wargo(M./Immobile/Tinker/Agile) </text:p>
      <text:p text:style-name="P1">Tholan(M./Rugged/Farmer/Battlescars) </text:p>
      <text:p text:style-name="P1">Farn(F./Tasteful/Perfumer/Bald) </text:p>
      <text:p text:style-name="P1">Fayne(F./Unwilling/Artisan/Battlescars) </text:p>
      <text:p text:style-name="P1">Turk(M./Huffy/Herbalist/Overweight) </text:p>
      <text:p text:style-name="P1">Nestle(F./Impulsive/Gladiator/Ugly) </text:p>
      <text:p text:style-name="P1">Bawenni(F./Sweet/spice merchant/ Sings to self) </text:p>
      <text:p text:style-name="P1">Tuck(M./ Boundless/Herald/Bushysideburns) </text:p>
      <text:p text:style-name="P1">Oran(M./Melodramatic/miner/ Jutting jaw) </text:p>
      <text:p text:style-name="P1">Camelie(F./Excited/dairymaid/ Ostentatious neck jewelry) </text:p>
      <text:p text:style-name="P1">Fetil(F./Odd/Scabbard maker/Bigears) </text:p>
      <text:p text:style-name="P1">Daniel(M./Anti-Social/Cutpurse/ Wears tights and curled toes) </text:p>
      <text:p text:style-name="P1">Gloryaxe(M./Callous/Sailor/Facialscar) </text:p>
      <text:p text:style-name="P1">Iona(F./Tenacious/Longbowman/Petite) </text:p>
      <text:p text:style-name="P1">Cuna(F./Dark/Cutpurse/ Scaly skin) </text:p>
      <text:p text:style-name="P1">Baxter(M./Doubtful/Toll Keeper/ Exceptionally hairy) </text:p>
      <text:p text:style-name="P1">Xo(M./Impolite/Scabbard maker/Graceful) </text:p>
      <text:p text:style-name="P1">Harken(M./Selfless/Brothel keeper/Frizzyhair) </text:p>
      <text:p text:style-name="P1">Naeem(M./Jittery/Archer/ Jowls) </text:p>
      <text:p text:style-name="P1">Gann(F./Aggressive/Beggar/portly) </text:p>
      <text:p text:style-name="P1">Jace(M./Unresponsive/Diplomat/Pimply) </text:p>
      <text:p text:style-name="P1">Willow(F./Callous/Priestess/Comely) </text:p>
      <text:p text:style-name="P1">Sabo(M./Apprehensive/Boatman/ Stone in forehead) </text:p>
      <text:p text:style-name="P1">Hildandi(F./Intolerant/Pickpocket/Twisted) </text:p>
      <text:p text:style-name="P1">Holly(F./Defiant/Herald/Hardofhearing) </text:p>
      <text:p text:style-name="P1">Zeax(M./ Caring/Sorcerer/Shapely) </text:p>
      <text:p text:style-name="P1">Gaelanon(M./Accommodating/Scholar/Bushysideburns) </text:p>
      <text:p text:style-name="P1">Grace(F./Gullible/Barkeep/Croppedhair) </text:p>
      <text:p text:style-name="P1">Rael(F./Fussy/Advocate (lawyer)/ Clawed hands) </text:p>
      <text:p text:style-name="P1">Duvado(M./Rich/Merchant/ Has a small pet dog) </text:p>
      <text:p text:style-name="P1">Elson(M./Caustic/Hunter/ Otherworldly ancestor) </text:p>
      <text:p text:style-name="P1">Fael(F./Diligent/Caravan Leader/Attractive) </text:p>
      <text:p text:style-name="P1">Joeland(M./Weary/dyer/Long) </text:p>
      <text:p text:style-name="P1">Salie(F./Reflective/Bookseller/ Prominent birthmark) </text:p>
      <text:p text:style-name="P1">June(F./Foul/Scribe/Receding) </text:p>
      <text:p text:style-name="P1">Olsa(F./Fearful/Galleyslave/ Nasty cough) </text:p>
      <text:p text:style-name="P1">Ferdinand(M./Educated/Clergy/Bigfeet) </text:p>
      <text:p text:style-name="P1">Idene(F./Dutiful/Healer/Overweight) </text:p>
      <text:p text:style-name="P1">Solisa(F./Righteous/Clothworker/ Piercing violet eyes) </text:p>
      <text:p text:style-name="P1">Vergil(M./Ill-Bred/Lord/Feline) </text:p>
      <text:p text:style-name="P1">Zir(M./Seductive/Storyteller/Strapping) </text:p>
      <text:p text:style-name="P1">Crowl(M./Superstitious/Fence/ Constant itching) </text:p>
      <text:p text:style-name="P1"><text:soft-page-break/>Gith(M./Inept/Wine v/Stubble) </text:p>
      <text:p text:style-name="P1">Rex(M./Appreciative/Beer seller/ Wears colored cape) </text:p>
      <text:p text:style-name="P1">Seg(M./Aristocratic/Cartographer/ Extends sibilants when speaking) </text:p>
      <text:p text:style-name="P1">Rue(F./Reclusive/Beekeeper/ Has golden hemispheres on side of head) </text:p>
      <text:p text:style-name="P1">Salor(M./Approachable/Brothel keeper/ Back is currently out) </text:p>
      <text:p text:style-name="P1">Xealen(F./Scheming/Royal Adviser/Fascinating) </text:p>
      <text:p text:style-name="P1">Ellidyr(M./Candid/Mercer/ Dreadlocks hair) </text:p>
      <text:p text:style-name="P1">Eisa(F./Brainy/Diviner/ Calls everyone honey) </text:p>
      <text:p text:style-name="P1">Tad(M./Risk-Taking/Counselor/Large) </text:p>
      <text:p text:style-name="P1">Yve(F./Secretive/Slave/Nimble) </text:p>
      <text:p text:style-name="P1">Alio(M./Goofy/abbot/ Nasty cough) </text:p>
      <text:p text:style-name="P1">Ivan(M./Needy/Weaver/Pale) </text:p>
      <text:p text:style-name="P1">Pod(M./Observant/Pastry cook/ Wears ostentatious rings) </text:p>
      <text:p text:style-name="P1">Kalina(F./Generous/Spicer/Beautiful) </text:p>
      <text:p text:style-name="P1">Kax(M./Friendly/Scout/Brawny) </text:p>
      <text:p text:style-name="P1">Farret(M./Evasive/Footman/Balding) </text:p>
      <text:p text:style-name="P1">Jibar(M./Venomous/lutemaker/Grey) </text:p>
      <text:p text:style-name="P1">Twyla(F./Safe/Herder/portly) </text:p>
      <text:p text:style-name="P1">Dema(F./Hardy/Fisherman/ Wears colored cape) </text:p>
      <text:p text:style-name="P1">Org(M./Discouraged/Pickpocket/ Overbite) </text:p>
      <text:p text:style-name="P1">Catherine(F./Valiant/Footpad/ Labret piercing) </text:p>
      <text:p text:style-name="P1">Phira(F./Timid/Lady/ Adds Mr/Mrs and Sieur/Madam) </text:p>
      <text:p text:style-name="P1">Quintus(M./Macho/Footman/ Metallic skin) </text:p>
      <text:p text:style-name="P1">Mery(F./Bossy/Sailor/Frail) </text:p>
      <text:p text:style-name="P1">Prush(F./Embittered/Commander/ No eyebrows) </text:p>
      <text:p text:style-name="P1">Geri(F./Argumentative/Chandler/Crookedteeth) </text:p>
      <text:p text:style-name="P1">Tahir(M./Blasé/Courtesan/Albino) </text:p>
      <text:p text:style-name="P1">Elphin(M./Careful/Monk/ Hair extensively braided) </text:p>
      <text:p text:style-name="P1">Oilli(F./Detailed/Courtier/ Bulbous nose) </text:p>
      <text:p text:style-name="P1">Valda(F./Sanctimonious/Knight/SilkyEarrings) </text:p>
      <text:p text:style-name="P1">Faid(M./Understanding/Brewer/Bignose) </text:p>
      <text:p text:style-name="P1">Hector(M./Compulsive/Chatelaine/Tattoos) </text:p>
      <text:p text:style-name="P1">Jade(F./Evil/Lord/Pimples) </text:p>
      <text:p text:style-name="P1">Koral(F./Whimsical/merchant/Fair) </text:p>
      <text:p text:style-name="P1">Alver(M./Glum/boatwright/ Jaundiced) </text:p>
      <text:p text:style-name="P1">Tract(M./Hostile/Gladiator/Brightblondhair) </text:p>
      <text:p text:style-name="P1">Rida(F./Growly/Baker/ Necklace of coins) </text:p>
      <text:p text:style-name="P1">Hlok(M./Cruel/Judge/VeryHaggard) </text:p>
      <text:p text:style-name="P1">Prak(M./Valiant/Trapper/ Covered face with metal plate) </text:p>
      <text:p text:style-name="P1">Adena(F./Giddy/farmer/ Jutting jaw) </text:p>
      <text:p text:style-name="P1">Beate(F./Sympathetic/Steward/ Smells of pine) </text:p>
      <text:p text:style-name="P1">Rath(M./Reasonable/Apothecary/ Hyper-hydrosis) </text:p>
      <text:p text:style-name="P1">Xorn(M./Scornful/Sculptor/Handsome) </text:p>
      <text:p text:style-name="P1">Mellind(F./Scared/Silversmith/Graceless) </text:p>
      <text:p text:style-name="P1">Seth(M./Relaxed/Charioteer/ Slightly cross eyed) </text:p>
      <text:p text:style-name="P1">Vanil(M./Bubbly/Minstrel/Receding) </text:p>
      <text:p text:style-name="P1">Cathwar(M./Overwhelmed/Town Crier/ Missing eye) </text:p>
      <text:p text:style-name="P1">Sanin(F./Argumentative/Butcher/ Hums constantly) </text:p>
      <text:p text:style-name="P1">Tori(F./Bored/Footman/Bignose) </text:p>
      <text:p text:style-name="P1"><text:soft-page-break/>Quike(M./Mad/Mercer/ Missing eye) </text:p>
      <text:p text:style-name="P1">Landin(M./Apathetic/Noble/Robust) </text:p>
      <text:p text:style-name="P1">Palus(M./Worried/Conman/ Shaved head with top knot) </text:p>
      <text:p text:style-name="P1">Isil(F./Timid/abbot/Light) </text:p>
      <text:p text:style-name="P1">Sanala(F./Regretful/Builder/ Has a pet ferret) </text:p>
      <text:p text:style-name="P1">Talea(F./Blowhard/Crossbowman/Missing tooth) </text:p>
      <text:p text:style-name="P1">Gaynor(M./Aloof/Messenger/Clean) </text:p>
      <text:p text:style-name="P1">Bushe(M./Optimistic/bowyer/ Claw-like nails) </text:p>
      <text:p text:style-name="P1">Dorn(M./Brazen/navigator/ Has a pet ferret) </text:p>
      <text:p text:style-name="P1">Barlo(M./Lying/taverner/ No nose (prosthetic replacement)) </text:p>
      <text:p text:style-name="P1">Rint(M./Apathetic/Barbarian/ Necklace of teeth) </text:p>
      <text:p text:style-name="P1">Gloria(F./Harsh/Armorer/Short) </text:p>
      <text:p text:style-name="P1">Undin(M./Saintly/Inventor/decorativeclothing) </text:p>
      <text:p text:style-name="P1">Quix(F./Tense/Gardener/ Nose piercing – Hoop) </text:p>
      <text:p text:style-name="P1">Cael(M./Encouraging/wine seller/ Speaks of self in 3rd person) </text:p>
      <text:p text:style-name="P1">Toth(M./Boring/Gardener/Nimble) </text:p>
      <text:p text:style-name="P1">Saeg(M./Guarded/Bookbinder/ Withered limb) </text:p>
      <text:p text:style-name="P1">Henry(M./Intense/Cook/Goateebeard) </text:p>
      <text:p text:style-name="P1">Wyder(M./Candid/Roofer/Large hands ) </text:p>
      <text:p text:style-name="P1">Quanan(M./Nasty/Baker/Burn scars) </text:p>
      <text:p text:style-name="P1">Hezak(M./Irresolute/Charlatan/Greeneyes) </text:p>
      <text:p text:style-name="P1">Kalili(F./Suspicious/Camp Follower/Ginger hair ) </text:p>
      <text:p text:style-name="P1">Sungaze(M./Blames Others/Cooper/Lanky) </text:p>
      <text:p text:style-name="P1">Liban(M./Regretful/Carpenter/Shapely) </text:p>
      <text:p text:style-name="P1">Zoe(F./ Caustic/Squire/Spruce) </text:p>
      <text:p text:style-name="P1">Modi(F./Sarcastic/Farmer/Effeminate) </text:p>
      <text:p text:style-name="P1">Laki(M./Graceful/bishop/Manly) </text:p>
      <text:p text:style-name="P1">Soka(F./High Self Esteem Right/Clerk/ Otherworldly ancestor) </text:p>
      <text:p text:style-name="P1">Ungard(M./Brave/Judge/Short) </text:p>
      <text:p text:style-name="P1">Victor(M./Sassy/Maidservant/White) </text:p>
      <text:p text:style-name="P1">Emon(M./Composed/Butcher/Acne) </text:p>
      <text:p text:style-name="P1">Westri(M./Scarred/Pigkeeper/Charming) </text:p>
      <text:p text:style-name="P1">Gina(F./Grateful/Peasant Innkeeper/Perfumed) </text:p>
      <text:p text:style-name="P1">Joeland(M./Petty/mapmaker/Short) </text:p>
      <text:p text:style-name="P1">Riva(F./Reckless/Bard/ Has metal lightning bolts over ears) </text:p>
      <text:p text:style-name="P1">Osprey(F./Eager/taverner/ Underbite) </text:p>
      <text:p text:style-name="P1">Heridd(F./Interrupting/Inventor/ThinGoldtooth) </text:p>
      <text:p text:style-name="P1">Medwyn(F./Careful/Shepherd/Grotesque) </text:p>
      <text:p text:style-name="P1">Nate(M./Confused/Scout/Smells) </text:p>
      <text:p text:style-name="P1">Cail(F./Ethical/Chamberlain/ Oppositional/Defiant) </text:p>
      <text:p text:style-name="P1">Varron(F./Ill/Leatherworker/EnthusiasticStocky/thickset) </text:p>
      <text:p text:style-name="P1">Elora(F./Impatient/Mortician/ Head half shaved) </text:p>
      <text:p text:style-name="P1">Walena(F./Savage/Necromancer/Adept) </text:p>
      <text:p text:style-name="P1">Caleb(M./Evasive/Reeve/ Borderline/Attention Seeking) </text:p>
      <text:p text:style-name="P1">Teirn(M./Hopeful/Diver/Longhair) </text:p>
      <text:p text:style-name="P1">Valek(M./Brazen Ignorant/Laborer/Elderly) </text:p>
      <text:p text:style-name="P1">Lookfar(M./Rhetorical/Chef/Grey eyes) </text:p>
      <text:p text:style-name="P1">Iwell(F./Dreamer/Smith/Tan) </text:p>
      <text:p text:style-name="P1">Lisma(F./Aristocratic/Fence/Spruce) </text:p>
      <text:p text:style-name="P1"><text:soft-page-break/>Quinn(M./Direct/Inventor/ Nose piercing – Bar) </text:p>
      <text:p text:style-name="P1">Cedric(M./Pious/pardoner/ Metallic skin) </text:p>
      <text:p text:style-name="P1">Hael(M./Chivalrous/Fighter/TallFreckles) </text:p>
      <text:p text:style-name="P1">Daero(M./Abusive/banker/Hairy arms) </text:p>
      <text:p text:style-name="P1">Pyder(M./Dutiful/Jailer/Hairy chest) </text:p>
      <text:p text:style-name="P1">Riss(F./Gruesome/Barber/ Wears tights and curled toes) </text:p>
      <text:p text:style-name="P1">Agnar(M./Furious/Tax Collector/ Red cheeks) </text:p>
      <text:p text:style-name="P1">Seetia(F./Rejects Change/Carpenter/ Calls everyone honey) </text:p>
      <text:p text:style-name="P1">Elen(F./Saucy/Maidservant/ Slightly cross eyed) </text:p>
      <text:p text:style-name="P1">Jon(M./Passive-Aggressive/Charlatan/White) </text:p>
      <text:p text:style-name="P1">Norvi(F./Reckless/Explorer/Repellent) </text:p>
      <text:p text:style-name="P1">Dime(M./Arrogant/Noble/ Stone in forehead) </text:p>
      <text:p text:style-name="P1">Lox(M./Rude/Physician/Winsome) </text:p>
      <text:p text:style-name="P1">Yorrek(M./Impudent/Ship's captain/Neat) </text:p>
      <text:p text:style-name="P1">Tolde(M./Hospitable/Furrier/MousyBlackhair) </text:p>
      <text:p text:style-name="P1">Nefarus(M./Crabby/Warlock/Unwomanly) </text:p>
      <text:p text:style-name="P1">Ikini(F./Malice/Hay merchant/Skinny) </text:p>
      <text:p text:style-name="P1">Jasper(M./Unruly/dung carter/Fair) </text:p>
      <text:p text:style-name="P1">Golina(F./Refined/Noble/Colourful) </text:p>
      <text:p text:style-name="P1">Iden(F./Lovely/Nun/Stocky) </text:p>
      <text:p text:style-name="P1">Wilmoor(M./Impartial/Princess/Dainty) </text:p>
      <text:p text:style-name="P1">Lily(F./Rejected/Jeweler/Tall) </text:p>
      <text:p text:style-name="P1">Basturn(M./Discreet/locksmith/ Carrying a chicken) </text:p>
      <text:p text:style-name="P1">Higra(F./Snob/Weaver/UglyGreyeyes) </text:p>
      <text:p text:style-name="P1">Chirp(F./Motherly/Innkeeper/ Hyper-hydrosis) </text:p>
      <text:p text:style-name="P1">Rubi(F./Gruff/Barmaid/ wayworn attire) </text:p>
      <text:p text:style-name="P1">Mim(F./Brave/Caravan Leader/Feeble) </text:p>
      <text:p text:style-name="P1">Ilester(M./Accommodating/Meek/Short) </text:p>
      <text:p text:style-name="P1">Jedd(M./Paranoid/oilmaker/Black) </text:p>
      <text:p text:style-name="P1">Nero(M./Short/Lord/Unmanly) </text:p>
      <text:p text:style-name="P1">Ravenkin(M./ Annoying/Architect/ Runny nose) </text:p>
      <text:p text:style-name="P1">Zutar(M./Hospitable/Street kid/Sturdy) </text:p>
      <text:p text:style-name="P1">Paul(M./Vulgar/mummer/ Wears wolfskin) </text:p>
      <text:p text:style-name="P1">Margo(F./Innocent/Squire/Incongruous) </text:p>
      <text:p text:style-name="P1">Slen(M./Beautiful/Chirurgeon/ Head half shaved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6T22:47:11.530901069</meta:creation-date>
    <dc:date>2014-08-16T22:47:36.970716194</dc:date>
    <meta:editing-duration>P0D</meta:editing-duration>
    <meta:editing-cycles>1</meta:editing-cycles>
    <meta:generator>LibreOffice/4.2.4.2$Linux_X86_64 LibreOffice_project/420m0$Build-2</meta:generator>
    <meta:document-statistic meta:table-count="0" meta:image-count="0" meta:object-count="0" meta:page-count="10" meta:paragraph-count="476" meta:word-count="1062" meta:character-count="19109" meta:non-whitespace-character-count="18042"/>
  </office:meta>
</office:document-meta>
</file>